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4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3cm" loext:decorative="false"/>
      <style:paragraph-properties style:writing-mode="lr-tb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fo:min-height="0.826cm" fo:min-width="1.74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</text:span><text:span text:style-name="T1">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208cm" svg:y2="21.32cm" draw:start-shape="id7" draw:start-glue-point="8" draw:end-shape="id8" draw:end-glue-point="10" svg:d="M15415 18780c0 1694-402 2540-1207 2540" svg:viewBox="0 0 1208 2541">
          <text:p/>
        </draw:connector>
        <draw:frame draw:style-name="gr6" draw:text-style-name="P9" draw:layer="layout" svg:width="5.461cm" svg:height="1.433cm" svg:x="15.224cm" svg:y="20.05cm">
          <draw:text-box>
            <text:p text:style-name="P8"><text:span text:style-name="T1">Diamond = Clear</text:span></text:p>
          </draw:text-box>
        </draw:frame>
        <draw:frame draw:style-name="gr6" draw:text-style-name="P9" draw:layer="layout" svg:width="9.625cm" svg:height="1.433cm" svg:x="9.79cm" svg:y="6.425cm">
          <draw:text-box>
            <text:p text:style-name="P8"><text:span text:style-name="T1">(Approach Block = Occupied) &amp;&amp; !lockoutTimer</text:span></text:p>
          </draw:text-box>
        </draw:frame>
        <draw:frame draw:style-name="gr7" draw:text-style-name="P10" draw:layer="layout" svg:width="2.593cm" svg:height="0.645cm" svg:x="6.027cm" svg:y="4.292cm">
          <draw:text-box>
            <text:p><text:span text:style-name="T3">STATE_IDLE</text:span></text:p>
          </draw:text-box>
        </draw:frame>
        <draw:frame draw:style-name="gr8" draw:text-style-name="P10" draw:layer="layout" svg:width="3.999cm" svg:height="0.645cm" svg:x="10.833cm" svg:y="12.738cm">
          <draw:text-box>
            <text:p><text:span text:style-name="T3">STATE_CLEARANCE</text:span></text:p>
          </draw:text-box>
        </draw:frame>
        <draw:frame draw:style-name="gr9" draw:text-style-name="P10" draw:layer="layout" svg:width="3.393cm" svg:height="0.645cm" svg:x="7.404cm" svg:y="18.028cm">
          <draw:text-box>
            <text:p><text:span text:style-name="T3">STATE_TIMEOUT</text:span></text:p>
          </draw:text-box>
        </draw:frame>
        <draw:frame draw:style-name="gr10" draw:text-style-name="P10" draw:layer="layout" svg:width="3.652cm" svg:height="0.645cm" svg:x="15.509cm" svg:y="18.77cm">
          <draw:text-box>
            <text:p><text:span text:style-name="T3">STATE_OCCUPIED</text:span></text:p>
          </draw:text-box>
        </draw:frame>
        <draw:frame draw:style-name="gr11" draw:text-style-name="P10" draw:layer="layout" svg:width="3.004cm" svg:height="0.645cm" svg:x="3.032cm" svg:y="22.082cm">
          <draw:text-box>
            <text:p><text:span text:style-name="T3">STATE_RESET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2" draw:text-style-name="P2" xml:id="id8" draw:id="id8" draw:layer="layout" svg:width="3.556cm" svg:height="2.032cm" svg:x="10.652cm" svg:y="20.304cm">
          <text:p text:style-name="P1"><text:span text:style-name="T1">Load Lockout timer</text:span><text:span text:style-name="T1"><text:line-break/></text:span><text:span text:style-name="T1">on opposite</text:span><text:span text:style-name="T1"><text:line-break/></text:span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10" draw:layer="layout" svg:width="3.542cm" svg:height="0.645cm" svg:x="13.446cm" svg:y="22.082cm">
          <draw:text-box>
            <text:p><text:span text:style-name="T3">STATE_LOCKOUT</text:span></text:p>
          </draw:text-box>
        </draw:frame>
        <draw:connector draw:style-name="gr3" draw:text-style-name="P5" draw:layer="layout" draw:type="curve" svg:x1="10.652cm" svg:y1="21.32cm" svg:x2="7.985cm" svg:y2="21.32cm" draw:start-shape="id8" draw:start-glue-point="6" draw:end-shape="id6" draw:end-glue-point="10" svg:d="M10652 21320h-2667" svg:viewBox="0 0 2668 1">
          <text:p/>
        </draw:connector>
        <draw:connector draw:style-name="gr3" draw:text-style-name="P5" draw:layer="layout" draw:type="curve" draw:line-skew="-0.261cm" svg:x1="8.239cm" svg:y1="10.906cm" svg:x2="8.239cm" svg:y2="5.318cm" draw:start-shape="id3" draw:start-glue-point="6" draw:end-shape="id1" draw:end-glue-point="6" svg:d="M8239 10906c-1144 0-1144-5588 0-5588" svg:viewBox="0 0 859 5589">
          <text:p/>
        </draw:connector>
        <draw:frame draw:style-name="gr4" draw:text-style-name="P12" draw:layer="layout" svg:width="2.921cm" svg:height="1.039cm" svg:x="4.61cm" svg:y="8.366cm">
          <draw:text-box>
            <text:p><text:span text:style-name="T1">Clearance NOT Obtained</text:span></text:p>
          </draw:text-box>
        </draw:frame>
        <draw:frame draw:style-name="gr15" draw:text-style-name="P10" draw:layer="layout" svg:width="3.973cm" svg:height="0.645cm" svg:x="10.997cm" svg:y="8.61cm">
          <draw:text-box>
            <text:p><text:span text:style-name="T3">STATE_DELAY</text:span></text:p>
          </draw:text-box>
        </draw:frame>
        <draw:custom-shape draw:style-name="gr16" draw:text-style-name="P11" xml:id="id3" draw:id="id3" draw:layer="layout" svg:width="3.175cm" svg:height="1.524cm" svg:x="8.239cm" svg:y="10.144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5" draw:text-style-name="P10" draw:layer="layout" svg:width="3.973cm" svg:height="0.645cm" svg:x="11.378cm" svg:y="10.642cm">
          <draw:text-box>
            <text:p><text:span text:style-name="T3">STATE_REQUEST</text:span></text:p>
          </draw:text-box>
        </draw:frame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  <draw:connector draw:style-name="gr3" draw:text-style-name="P5" draw:layer="layout" draw:type="curve" svg:x1="12.43cm" svg:y1="22.336cm" svg:x2="10.779cm" svg:y2="24.368cm" draw:start-shape="id8" draw:start-glue-point="8" draw:end-shape="id9" draw:end-glue-point="10" svg:d="M12430 22336c0 1355-550 2032-1651 2032" svg:viewBox="0 0 1652 2033">
          <text:p/>
        </draw:connector>
        <draw:custom-shape draw:style-name="gr12" draw:text-style-name="P2" xml:id="id9" draw:id="id9" draw:layer="layout" svg:width="3.556cm" svg:height="2.032cm" svg:x="7.223cm" svg:y="23.352cm">
          <text:p text:style-name="P1"><text:span text:style-name="T1">Wait for opposite</text:span><text:span text:style-name="T1"><text:line-break/></text:span><text:span text:style-name="T1">approach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9" draw:layer="layout" svg:width="5.461cm" svg:height="1.433cm" svg:x="11.414cm" svg:y="24.078cm">
          <draw:text-box>
            <text:p text:style-name="P8"><text:span text:style-name="T1">Opposite Approach </text:span><text:span text:style-name="T1">= Occupied</text:span></text:p>
          </draw:text-box>
        </draw:frame>
        <draw:frame draw:style-name="gr14" draw:text-style-name="P10" draw:layer="layout" svg:width="3.63cm" svg:height="0.645cm" svg:x="7.35cm" svg:y="25.501cm">
          <draw:text-box>
            <text:p><text:span text:style-name="T3">STATE_CLEARING</text:span></text:p>
          </draw:text-box>
        </draw:frame>
        <draw:connector draw:style-name="gr3" draw:text-style-name="P5" draw:layer="layout" draw:type="curve" svg:x1="7.223cm" svg:y1="24.368cm" svg:x2="6.398cm" svg:y2="22.082cm" draw:start-shape="id9" draw:start-glue-point="6" draw:end-shape="id6" draw:end-glue-point="8" svg:d="M7223 24368c-550 0-825-762-825-2286" svg:viewBox="0 0 826 2287">
          <text:p/>
        </draw:connector>
        <draw:frame draw:style-name="gr6" draw:text-style-name="P9" draw:layer="layout" svg:width="5.461cm" svg:height="1.433cm" svg:x="1.889cm" svg:y="23.57cm">
          <draw:text-box>
            <text:p text:style-name="P8"><text:span text:style-name="T1">Opposite Approach = Clea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06-09T16:23:56.458881263</dc:date>
    <meta:editing-duration>P4DT5H48M35S</meta:editing-duration>
    <meta:editing-cycles>81</meta:editing-cycles>
    <meta:generator>LibreOffice/24.2.3.2$Linux_X86_64 LibreOffice_project/420$Build-2</meta:generator>
    <meta:print-date>2024-05-19T20:38:32.300229175</meta:print-date>
    <meta:document-statistic meta:object-count="45"/>
  </office:meta>
</office:document-meta>
</file>